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413cm"/>
    </style:style>
    <style:style style:name="co3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3.14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fo:wrap-option="wrap" style:vertical-align="middl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0"/>
        <table:table-column table:style-name="co3" table:default-cell-style-name="ce10"/>
        <table:table-column table:style-name="co5" table:number-columns-repeated="3" table:default-cell-style-name="ce15"/>
        <table:table-column table:style-name="co6" table:default-cell-style-name="ce15"/>
        <table:table-column table:style-name="co5" table:number-columns-repeated="1018" table:default-cell-style-name="ce15"/>
        <table:table-row table:style-name="ro2">
          <table:table-cell table:style-name="ce1" office:value-type="string">
            <text:p>E-service</text:p>
          </table:table-cell>
          <table:table-cell table:style-name="ce1" office:value-type="string">
            <text:p>ID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M47750-AUTORIZZAZIONE-CPC </text:p>
          </table:table-cell>
          <table:table-cell table:style-name="ce11" office:value-type="float" office:value="1">
            <text:p>1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3" office:value-type="string">
            <text:p>M1876-ISCRIZIONE-NIDO </text:p>
          </table:table-cell>
          <table:table-cell table:style-name="ce11" office:value-type="float" office:value="2">
            <text:p>2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3">
          <table:table-cell table:style-name="ce2" office:value-type="string">
            <text:p>VARIAZIONE-ISCRIZIONE-NIDO </text:p>
          </table:table-cell>
          <table:table-cell table:style-name="ce11" office:value-type="string">
            <text:p>2_1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3">
          <table:table-cell table:style-name="ce2" office:value-type="string">
            <text:p>M22040-AUTORIZZAZIONE-DEROGA-ACUSTICA-CANTIERI</text:p>
          </table:table-cell>
          <table:table-cell table:style-name="ce11" office:value-type="float" office:value="3">
            <text:p>3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3">
          <table:table-cell table:style-name="ce4" office:value-type="string">
            <text:p>M1103-DICHIARAZIONE-RESIDENZA </text:p>
          </table:table-cell>
          <table:table-cell table:style-name="ce12" office:value-type="float" office:value="4">
            <text:p>4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>
            <text:p>M47005-COMUNICAZIONE-INIZIO-LAVORI </text:p>
          </table:table-cell>
          <table:table-cell table:style-name="ce11" office:value-type="float" office:value="5">
            <text:p>5</text:p>
          </table:table-cell>
          <table:table-cell table:number-columns-repeated="3"/>
          <table:table-cell table:style-name="ce9" office:value-type="string">
            <text:p>Ricorso contro sanzioni amministrative in materia di trasporto pubblic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GEN-TRASM-INTEG </text:p>
          </table:table-cell>
          <table:table-cell table:style-name="ce11" office:value-type="float" office:value="6">
            <text:p>6</text:p>
          </table:table-cell>
          <table:table-cell table:number-columns-repeated="3"/>
          <table:table-cell table:style-name="ce9" office:value-type="string">
            <text:p>Ordinanze per limitazione di traffico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1866-ACCETTAZIONE-NIDO </text:p>
          </table:table-cell>
          <table:table-cell office:value-type="float" office:value="7">
            <text:p>7</text:p>
          </table:table-cell>
          <table:table-cell table:number-columns-repeated="3"/>
          <table:table-cell table:style-name="ce9" office:value-type="string">
            <text:p>Edilizia abitativa pubblica - Contributo integrativo su contratti di locazione di libero mercato – Concessione del contribut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ILASCIO-TITOLI-EDILIZI </text:p>
          </table:table-cell>
          <table:table-cell table:style-name="ce11" office:value-type="float" office:value="8">
            <text:p>8</text:p>
          </table:table-cell>
          <table:table-cell table:number-columns-repeated="3"/>
          <table:table-cell table:style-name="ce9" office:value-type="string">
            <text:p>Edilizia abitativa pubblica - Autorizzazione alla locazion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47675-DEPOSITO-DICHIARAZIONI-CONFORMITA-IMPIANTI 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9" office:value-type="string">
            <text:p>Tariffa rifiuti - Sostituzione del Comune di Trento al soggetto tenuto al pagamento - Trasmissione dati all'ente gestore del servizio di igiene urbana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M47561-COMUNICAZIONE-OPERE-LIBERE 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6" office:value-type="string">
            <text:p>M47500-SEGNALAZIONE-CERTIFICATA-INIZIO-ATTIVITA 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DOMANDA-DI-ACCESSO-CONSULTAZIONE-ATTI-IN-MATERIA-EDILIZIA 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0608SC4-ORGANIZZAZIONE-EVENTI-E-MANIFESTAZIONI-TEMPORANEE-SUOLO-PUBBLICO </text:p>
          </table:table-cell>
          <table:table-cell table:style-name="ce13" office:value-type="float" office:value="13">
            <text:p>13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M1451-RICHIESTA-RIDUZIONE-TARI-ISEE 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MARCABOLLO </text:p>
          </table:table-cell>
          <table:table-cell table:style-name="ce11" office:value-type="string">
            <text:p>1_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AU </text:p>
          </table:table-cell>
          <table:table-cell table:style-name="ce11" office:value-type="string">
            <text:p>1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MAGG </text:p>
          </table:table-cell>
          <table:table-cell table:style-name="ce11" office:value-type="string">
            <text:p>1_3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EL </text:p>
          </table:table-cell>
          <table:table-cell table:style-name="ce11" office:value-type="string">
            <text:p>1_4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2306-RICHIESTA-SPEGNIMENTO-IMPIANTI-ILLUMINAZIONE-PUBBLICA </text:p>
          </table:table-cell>
          <table:table-cell table:style-name="ce13" office:value-type="string">
            <text:p>13_1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5201-RICHIESTA-UTILIZZO-TORRETTE-ELETTRICHE-PER-EVENTI </text:p>
          </table:table-cell>
          <table:table-cell table:style-name="ce13" office:value-type="string">
            <text:p>13_2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2701-RICHIESTA-EMISSIONE-ORDINANZA-PROVVEDIMENTI-TRAFFICO </text:p>
          </table:table-cell>
          <table:table-cell table:style-name="ce13" office:value-type="string">
            <text:p>13_3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131-SCIA-SOMMINISTRAZIONE-TEMPORANEA-ALIMENTI-BEVANDE </text:p>
          </table:table-cell>
          <table:table-cell table:style-name="ce13" office:value-type="string">
            <text:p>13_4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269-COMUNICAZIONE-VENDITA-TEMPORANEA-E-OCCASIONALE </text:p>
          </table:table-cell>
          <table:table-cell table:style-name="ce13" office:value-type="string">
            <text:p>13_5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270-SCIA-VENDITA-TEMPORANEA </text:p>
          </table:table-cell>
          <table:table-cell table:style-name="ce13" office:value-type="string">
            <text:p>13_6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GEN-ALTRI-FAM </text:p>
          </table:table-cell>
          <table:table-cell table:style-name="ce12" office:value-type="string">
            <text:p>4_1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A </text:p>
          </table:table-cell>
          <table:table-cell table:style-name="ce12" office:value-type="string">
            <text:p>4_2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B</text:p>
          </table:table-cell>
          <table:table-cell table:style-name="ce12" office:value-type="string">
            <text:p>4_3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C</text:p>
          </table:table-cell>
          <table:table-cell table:style-name="ce12" office:value-type="string">
            <text:p>4_4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D</text:p>
          </table:table-cell>
          <table:table-cell table:style-name="ce12" office:value-type="string">
            <text:p>4_5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E</text:p>
          </table:table-cell>
          <table:table-cell table:style-name="ce12" office:value-type="string">
            <text:p>4_6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MAGG-INIZIO-LAVORI </text:p>
          </table:table-cell>
          <table:table-cell table:style-name="ce11" office:value-type="string">
            <text:p>5_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DOC-EDI </text:p>
          </table:table-cell>
          <table:table-cell table:style-name="ce11" office:value-type="string">
            <text:p>5_1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INIZIO-LAVORI-EL </text:p>
          </table:table-cell>
          <table:table-cell table:style-name="ce11" office:value-type="string">
            <text:p>5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INIZIO-LAVORI-AU </text:p>
          </table:table-cell>
          <table:table-cell table:style-name="ce11" office:value-type="string">
            <text:p>5_3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LAV-AUTON-EL </text:p>
          </table:table-cell>
          <table:table-cell table:style-name="ce11" office:value-type="string">
            <text:p>5_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LAV-AUTON-AU </text:p>
          </table:table-cell>
          <table:table-cell table:style-name="ce11" office:value-type="string">
            <text:p>5_5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PRESE-EL </text:p>
          </table:table-cell>
          <table:table-cell table:style-name="ce11" office:value-type="string">
            <text:p>5_6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PRESE-AU </text:p>
          </table:table-cell>
          <table:table-cell table:style-name="ce11" office:value-type="string">
            <text:p>5_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DIR-LAV </text:p>
          </table:table-cell>
          <table:table-cell table:style-name="ce11" office:value-type="string">
            <text:p>5_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CERT-ENERG </text:p>
          </table:table-cell>
          <table:table-cell table:style-name="ce11" office:value-type="string">
            <text:p>5_9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M1114-ISCRIZIONE-ALBO-SCRUTATORI </text:p>
          </table:table-cell>
          <table:table-cell table:style-name="ce14" office:value-type="float" office:value="15">
            <text:p>15</text:p>
          </table:table-cell>
          <table:table-cell table:style-name="Default" table:number-columns-repeated="1022"/>
        </table:table-row>
        <table:table-row table:style-name="ro3">
          <table:table-cell table:style-name="ce8" office:value-type="string">
            <text:p>M1115-ISCRIZIONE-ALBO-PRESIDENTE-SEGGIO</text:p>
          </table:table-cell>
          <table:table-cell table:style-name="ce12" office:value-type="float" office:value="16">
            <text:p>16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M1128-CANCELLAZIONE-ALBO-SCRUTATORI </text:p>
          </table:table-cell>
          <table:table-cell table:style-name="ce12" office:value-type="float" office:value="17">
            <text:p>17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M1144-DISPONIBILITA-SCRUTATORE 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M1145-DISPONIBILITA-PRESIDENTE-SEGGIO 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27/11/2018</text:date>, <text:time>15.34.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4S</meta:editing-duration>
    <meta:editing-cycles>14</meta:editing-cycles>
    <meta:generator>OpenOffice.org/3.4.1$Win32 OpenOffice.org_project/341m1$Build-9593</meta:generator>
    <dc:date>2018-11-27T15:34:17.15</dc:date>
    <meta:document-statistic meta:table-count="3" meta:cell-count="99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